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90000DA02000063C656ED0B7B.svm"/>
  <manifest:file-entry manifest:media-type="" manifest:full-path="Pictures/200000090000B65200005EADDDF293C3.svm"/>
  <manifest:file-entry manifest:media-type="" manifest:full-path="Pictures/2000000900010896000094D5E84AF11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variant="normal" fo:text-transform="none" fo:color="#000000" fo:font-size="14pt" fo:font-style="normal" style:font-size-asian="14pt" style:font-style-asian="normal"/>
    </style:style>
    <style:style style:name="P2" style:family="paragraph" style:parent-style-name="Standard">
      <style:text-properties fo:font-variant="normal" fo:text-transform="none" fo:color="#000000" style:font-name="Times New Roman" fo:font-size="14pt" fo:font-style="normal" style:font-size-asian="14pt" style:font-style-asian="normal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fo:font-variant="normal" fo:text-transform="none" fo:color="#000000" fo:font-size="14pt" fo:font-style="normal" style:font-size-asian="14pt" style:font-style-asian="normal"/>
    </style:style>
    <style:style style:name="T2" style:family="text">
      <style:text-properties fo:font-variant="normal" fo:text-transform="none" fo:color="#000000" style:font-name="Times New Roman" fo:font-size="14pt" fo:font-style="normal" style:font-size-asian="14pt" style:font-style-asian="normal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successive"/>
    </style:style>
    <text:list-style style:name="L1">
      <text:list-level-style-number text:level="1" style:num-suffix="." style:num-format="1" text:start-value="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Assignment 13.2<text:line-break/>1. Create a simple pairRDD of (1, 2), (3, 4), (3, 6).<text:line-break/>data = [(1, 2), (3, 4), (3, 6)] # create list of pairs (tuples)<text:line-break/>myRDD = sc.parallelize(data) # create RDD<text:line-break/>def printRDD(x): # function to print RDD<text:line-break/>for i in x.collect():<text:line-break/>print i<text:line-break/>printRDD(myRDD) # RDD printed</text:span></text:p>
      <text:p text:style-name="P2"/>
      <text:p text:style-name="P2"><draw:frame draw:style-name="fr1" draw:name="graphics1" text:anchor-type="paragraph" svg:width="16.993cm" svg:height="7.777cm" draw:z-index="0"><draw:image xlink:href="Pictures/200000090000DA02000063C656ED0B7B.svm" xlink:type="simple" xlink:show="embed" xlink:actuate="onLoad"/></draw:frame></text:p>
      <text:p text:style-name="P2"/>
      <text:list xml:id="list1332459664391457914" text:style-name="L1">
        <text:list-item>
          <text:p text:style-name="P1">Transform an RDD of ("a","b","c","d","e") to PairRDD (a,0), (b,1), (c,2), (d,3), (e,4)<text:line-break/>data = ["a","b","c","d","e"] # create a list of elements as mentioned<text:line-break/>myRDD = sc.parallelize(data) #creating RDD with list of values<text:line-break/>def printRDD(x): # function to print RDD<text:line-break/>for i in x.collect():<text:line-break/>print i<text:line-break/>count = -1 # counter set to -1<text:line-break/>def evaluate(x): # evaluate function to prepare paired element or value for the keys<text:line-break/>global count # global variable declared for the computation on the RDD<text:line-break/>count = count+1<text:line-break/>return (x,count) # returns the (?a?,0) for first element, subsequently (?b?,1) …..<text:line-break/>printRDD(myRDD) # print myRDD<text:line-break/>mappedRDD = myRDD.map(evaluate) # evaluating pair of the keys<text:line-break/>printRDD(mappedRDD) # printing final RDD.</text:p>
        </text:list-item>
      </text:list>
      <text:p text:style-name="Standard"/>
      <text:p text:style-name="P2"/>
      <text:p text:style-name="P2"/>
      <text:p text:style-name="P2"/>
      <text:p text:style-name="P2"><draw:frame draw:style-name="fr1" draw:name="graphics2" text:anchor-type="paragraph" svg:width="17.018cm" svg:height="9.573cm" draw:z-index="1"><draw:image xlink:href="Pictures/2000000900010896000094D5E84AF114.svm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><draw:frame draw:style-name="fr1" draw:name="graphics3" text:anchor-type="paragraph" svg:width="17.011cm" svg:height="8.834cm" draw:z-index="2"><draw:image xlink:href="Pictures/200000090000B65200005EADDDF293C3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IN" style:letter-kerning="tru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size-asian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Absatz-Standardschriftar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8-03T20:08:54</meta:creation-date>
    <meta:editing-duration>P15824DT17H31M44S</meta:editing-duration>
    <meta:document-statistic meta:table-count="0" meta:image-count="3" meta:object-count="0" meta:page-count="2" meta:paragraph-count="2" meta:word-count="164" meta:character-count="988"/>
    <meta:generator>OpenOffice/4.1.3$Win32 OpenOffice.org_project/413m1$Build-9783</meta:generator>
  </office:meta>
</office:document-meta>
</file>